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06a6" officeooo:paragraph-rsid="000b06a6"/>
    </style:style>
    <style:style style:name="P2" style:family="paragraph" style:parent-style-name="Standard">
      <style:text-properties officeooo:rsid="000d05c7" officeooo:paragraph-rsid="000d05c7"/>
    </style:style>
    <style:style style:name="P3" style:family="paragraph" style:parent-style-name="Standard">
      <style:text-properties officeooo:rsid="000e0d56" officeooo:paragraph-rsid="000e0d56"/>
    </style:style>
    <style:style style:name="P4" style:family="paragraph" style:parent-style-name="Standard">
      <style:text-properties officeooo:rsid="000ceb7f" officeooo:paragraph-rsid="0011c56b"/>
    </style:style>
    <style:style style:name="P5" style:family="paragraph" style:parent-style-name="Standard">
      <style:text-properties officeooo:rsid="000d05c7" officeooo:paragraph-rsid="000d05c7"/>
    </style:style>
    <style:style style:name="P6" style:family="paragraph" style:parent-style-name="Standard">
      <style:text-properties officeooo:rsid="000e0d56" officeooo:paragraph-rsid="000e0d56"/>
    </style:style>
    <style:style style:name="P7" style:family="paragraph" style:parent-style-name="Standard">
      <style:text-properties officeooo:rsid="000e89a2" officeooo:paragraph-rsid="000d05c7"/>
    </style:style>
    <style:style style:name="P8" style:family="paragraph" style:parent-style-name="Standard">
      <style:text-properties officeooo:rsid="0011c56b" officeooo:paragraph-rsid="0011c56b"/>
    </style:style>
    <style:style style:name="P9" style:family="paragraph">
      <loext:graphic-properties draw:fill-color="#eeeeee"/>
    </style:style>
    <style:style style:name="T1" style:family="text">
      <style:text-properties officeooo:rsid="000f8718"/>
    </style:style>
    <style:style style:name="T2" style:family="text">
      <style:text-properties officeooo:rsid="0010ea3b"/>
    </style:style>
    <style:style style:name="gr1" style:family="graphic">
      <style:graphic-properties draw:fill-color="#eeeeee" draw:textarea-horizontal-align="justify" draw:textarea-vertical-align="middle" draw:auto-grow-height="false" fo:min-height="4.1972in" fo:min-width="7.44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eeeeee" draw:textarea-horizontal-align="justify" draw:textarea-vertical-align="middle" draw:auto-grow-height="false" fo:min-height="2.698in" fo:min-width="7.44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0.8366in" fo:min-width="7.35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1.2063in" fo:min-width="7.3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cription:</text:p>
      <text:p text:style-name="P4">This project will <text:span text:style-name="T2">allow a user to filter data based on certain parameters. <text:s/>There will be filter options for brewery, region/state, styles, ABV, and a general search field. <text:s/>The results will be beers that meet their filter and/or search parameters. </text:span></text:p>
      <text:p text:style-name="P4"/>
      <text:p text:style-name="P8">I have an API key for BreweryDB and will use that as a data source (http://www.brewerydb.com/developers).</text:p>
      <text:p text:style-name="P2"/>
      <text:p text:style-name="P2"/>
      <text:p text:style-name="P2"/>
      <text:p text:style-name="P3">Wireframe: </text:p>
      <text:p text:style-name="P3"/>
      <text:p text:style-name="P3">Initial input of <text:span text:style-name="T1">parameters</text:span>:</text:p>
      <text:p text:style-name="P2"><draw:custom-shape text:anchor-type="paragraph" draw:z-index="1" draw:name="Shape1" draw:style-name="gr2" draw:text-style-name="P9" svg:width="7.448in" svg:height="2.698in" svg:x="-0.3189in" svg:y="0.2445in"><text:p/><draw:enhanced-geometry svg:viewBox="0 0 21600 21600" draw:type="rectangle" draw:enhanced-path="M 0 0 L 21600 0 21600 21600 0 21600 0 0 Z N"/></draw:custom-shape><draw:custom-shape text:anchor-type="paragraph" draw:z-index="2" draw:name="Shape2" draw:style-name="gr3" svg:width="7.448in" svg:height="0.9276in" svg:x="-0.3189in" svg:y="0.2445in"><text:p>Navigation/heade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2"/>
      <text:p text:style-name="P2"/>
      <text:p text:style-name="P2"/>
      <text:p text:style-name="P2"/>
      <text:p text:style-name="P2"/>
      <text:p text:style-name="P2"/>
      <text:p text:style-name="P2"><draw:custom-shape text:anchor-type="paragraph" draw:z-index="3" draw:name="Shape2" draw:style-name="gr4" svg:width="7.448in" svg:height="1.3358in" svg:x="-0.3189in" svg:y="0.1634in"><text:p>Input fields for style, brewery, region/state and search field.</text:p><text:p>Submit button</text:p><text:p/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2"/>
      <text:p text:style-name="P2"/>
      <text:p text:style-name="P2"/>
      <text:p text:style-name="P2"/>
      <text:p text:style-name="P7"/>
      <text:p text:style-name="P3"/>
      <text:p text:style-name="P3"/>
      <text:p text:style-name="P3"/>
      <text:p text:style-name="P3"><draw:custom-shape text:anchor-type="paragraph" draw:z-index="4" draw:name="Shape2" draw:style-name="gr3" svg:width="7.448in" svg:height="0.9276in" svg:x="-0.298in" svg:y="0.4098in"><text:p>Navigation/heade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0" draw:name="Shape1" draw:style-name="gr1" draw:text-style-name="P9" svg:width="7.448in" svg:height="4.1976in" svg:x="-0.298in" svg:y="0.4098in"><text:p/><draw:enhanced-geometry svg:viewBox="0 0 21600 21600" draw:type="rectangle" draw:enhanced-path="M 0 0 L 21600 0 21600 21600 0 21600 0 0 Z N"/></draw:custom-shape><draw:custom-shape text:anchor-type="paragraph" draw:z-index="5" draw:name="Shape2" draw:style-name="gr4" svg:width="7.448in" svg:height="1.3358in" svg:x="-0.298in" svg:y="1.4575in"><text:p>Input fields for style, ABV, brewery, region/state and search field.</text:p><text:p>Submit button</text:p><text:p/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name="Shape2" draw:style-name="gr4" svg:width="7.448in" svg:height="1.3358in" svg:x="-0.298in" svg:y="2.9161in"><text:p>Results will show </text:p><text:p/><text:p>Name, style,brewery, image, description at least. <text:s/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After submit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1T10:41:32.773940511</meta:creation-date>
    <dc:date>2017-11-01T10:17:42.730015498</dc:date>
    <meta:editing-duration>PT11M20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6" meta:word-count="64" meta:character-count="418" meta:non-whitespace-character-count="356"/>
  </office:meta>
</office:document-meta>
</file>